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57a75" officeooo:paragraph-rsid="00157a75"/>
    </style:style>
    <style:style style:name="P2" style:family="paragraph" style:parent-style-name="Standard">
      <style:text-properties fo:font-weight="bold" officeooo:rsid="00157a75" officeooo:paragraph-rsid="00157a75" style:font-weight-asian="bold" style:font-weight-complex="bold"/>
    </style:style>
    <style:style style:name="P3" style:family="paragraph" style:parent-style-name="Standard">
      <style:text-properties fo:font-weight="bold" officeooo:rsid="0019f86c" officeooo:paragraph-rsid="0019f86c" style:font-weight-asian="bold" style:font-weight-complex="bold"/>
    </style:style>
    <style:style style:name="P4" style:family="paragraph" style:parent-style-name="Standard">
      <style:text-properties fo:font-weight="bold" officeooo:rsid="001a3a82" officeooo:paragraph-rsid="001a3a82" style:font-weight-asian="bold" style:font-weight-complex="bold"/>
    </style:style>
    <style:style style:name="P5" style:family="paragraph" style:parent-style-name="Standard">
      <style:text-properties fo:font-weight="bold" officeooo:rsid="001a7ed2" officeooo:paragraph-rsid="001a7ed2" style:font-weight-asian="bold" style:font-weight-complex="bold"/>
    </style:style>
    <style:style style:name="P6" style:family="paragraph" style:parent-style-name="Standard">
      <style:text-properties officeooo:rsid="00157f69" officeooo:paragraph-rsid="00157f69"/>
    </style:style>
    <style:style style:name="P7" style:family="paragraph" style:parent-style-name="Standard">
      <style:text-properties officeooo:rsid="00166e8f" officeooo:paragraph-rsid="00166e8f"/>
    </style:style>
    <style:style style:name="P8" style:family="paragraph" style:parent-style-name="Standard">
      <style:text-properties officeooo:rsid="00189ea5" officeooo:paragraph-rsid="00189ea5"/>
    </style:style>
    <style:style style:name="P9" style:family="paragraph" style:parent-style-name="Standard">
      <style:text-properties fo:font-weight="normal" officeooo:rsid="0019f86c" officeooo:paragraph-rsid="0019f86c" style:font-weight-asian="normal" style:font-weight-complex="normal"/>
    </style:style>
    <style:style style:name="P10" style:family="paragraph" style:parent-style-name="Standard">
      <style:text-properties fo:font-weight="normal" officeooo:rsid="0019f90a" officeooo:paragraph-rsid="0019f90a" style:font-weight-asian="normal" style:font-weight-complex="normal"/>
    </style:style>
    <style:style style:name="P11" style:family="paragraph" style:parent-style-name="Standard">
      <style:text-properties fo:font-weight="normal" officeooo:rsid="001a3a82" officeooo:paragraph-rsid="001a3a82" style:font-weight-asian="normal" style:font-weight-complex="normal"/>
    </style:style>
    <style:style style:name="P12" style:family="paragraph" style:parent-style-name="Standard">
      <style:text-properties fo:font-weight="normal" officeooo:rsid="001c1a1f" officeooo:paragraph-rsid="001c1a1f" style:font-weight-asian="normal" style:font-weight-complex="normal"/>
    </style:style>
    <style:style style:name="P13" style:family="paragraph" style:parent-style-name="Standard">
      <style:paragraph-properties style:writing-mode="lr-tb"/>
      <style:text-properties fo:font-weight="normal" officeooo:rsid="001c1a1f" officeooo:paragraph-rsid="001d1192" style:font-weight-asian="normal" style:font-weight-complex="normal"/>
    </style:style>
    <style:style style:name="P14" style:family="paragraph" style:parent-style-name="Standard">
      <style:text-properties fo:font-weight="normal" officeooo:rsid="001d1192" officeooo:paragraph-rsid="001d1192" style:font-weight-asian="normal" style:font-weight-complex="normal"/>
    </style:style>
    <style:style style:name="P15" style:family="paragraph" style:parent-style-name="Standard">
      <style:text-properties fo:font-weight="normal" officeooo:rsid="001f7eff" officeooo:paragraph-rsid="001f7eff" style:font-weight-asian="normal" style:font-weight-complex="normal"/>
    </style:style>
    <style:style style:name="P16" style:family="paragraph" style:parent-style-name="Standard">
      <style:text-properties fo:font-weight="normal" officeooo:rsid="00211a91" officeooo:paragraph-rsid="00211a91" style:font-weight-asian="normal" style:font-weight-complex="normal"/>
    </style:style>
    <style:style style:name="P17" style:family="paragraph" style:parent-style-name="Standard">
      <style:text-properties fo:font-weight="normal" officeooo:rsid="0022fed6" officeooo:paragraph-rsid="0022fed6" style:font-weight-asian="normal" style:font-weight-complex="normal"/>
    </style:style>
    <style:style style:name="P18" style:family="paragraph" style:parent-style-name="Standard">
      <style:text-properties fo:font-weight="normal" officeooo:rsid="001a7ed2" officeooo:paragraph-rsid="001a7ed2" style:font-weight-asian="normal" style:font-weight-complex="normal"/>
    </style:style>
    <style:style style:name="P19" style:family="paragraph" style:parent-style-name="Standard">
      <style:text-properties fo:font-weight="normal" officeooo:rsid="0024bd79" officeooo:paragraph-rsid="0024bd79" style:font-weight-asian="normal" style:font-weight-complex="normal"/>
    </style:style>
    <style:style style:name="P20" style:family="paragraph" style:parent-style-name="Standard">
      <style:text-properties fo:font-weight="normal" officeooo:rsid="0025d6eb" officeooo:paragraph-rsid="0025d6eb" style:font-weight-asian="normal" style:font-weight-complex="normal"/>
    </style:style>
    <style:style style:name="P21" style:family="paragraph" style:parent-style-name="Standard">
      <style:text-properties fo:font-weight="bold" officeooo:rsid="001f7eff" officeooo:paragraph-rsid="001f7eff" style:font-weight-asian="bold" style:font-weight-complex="bold"/>
    </style:style>
    <style:style style:name="P22" style:family="paragraph" style:parent-style-name="Standard">
      <style:text-properties fo:font-weight="bold" officeooo:rsid="002763f8" officeooo:paragraph-rsid="002763f8" style:font-weight-asian="bold" style:font-weight-complex="bold"/>
    </style:style>
    <style:style style:name="P23" style:family="paragraph" style:parent-style-name="Standard">
      <style:text-properties fo:font-weight="bold" officeooo:rsid="002cd6fd" officeooo:paragraph-rsid="002cd6fd" style:font-weight-asian="bold" style:font-weight-complex="bold"/>
    </style:style>
    <style:style style:name="P24" style:family="paragraph" style:parent-style-name="Standard" style:list-style-name="L1">
      <style:text-properties officeooo:paragraph-rsid="0025d6eb"/>
    </style:style>
    <style:style style:name="P25" style:family="paragraph" style:parent-style-name="Standard" style:list-style-name="L1">
      <style:text-properties officeooo:rsid="0025d6eb" officeooo:paragraph-rsid="0025d6eb"/>
    </style:style>
    <style:style style:name="P26" style:family="paragraph" style:parent-style-name="Standard">
      <style:text-properties officeooo:rsid="0025d6eb" officeooo:paragraph-rsid="0025d6eb"/>
    </style:style>
    <style:style style:name="P27" style:family="paragraph" style:parent-style-name="Standard">
      <style:text-properties officeooo:rsid="0026854c" officeooo:paragraph-rsid="0026854c"/>
    </style:style>
    <style:style style:name="P28" style:family="paragraph" style:parent-style-name="Standard">
      <style:text-properties officeooo:rsid="002763f8" officeooo:paragraph-rsid="002763f8"/>
    </style:style>
    <style:style style:name="P29" style:family="paragraph" style:parent-style-name="Standard">
      <style:text-properties officeooo:rsid="00296022" officeooo:paragraph-rsid="00296022"/>
    </style:style>
    <style:style style:name="P30" style:family="paragraph" style:parent-style-name="Standard">
      <style:text-properties officeooo:rsid="0029ee60" officeooo:paragraph-rsid="0029ee60"/>
    </style:style>
    <style:style style:name="P31" style:family="paragraph" style:parent-style-name="Standard">
      <style:text-properties officeooo:rsid="002ada3b" officeooo:paragraph-rsid="002ada3b"/>
    </style:style>
    <style:style style:name="P32" style:family="paragraph" style:parent-style-name="Standard">
      <style:text-properties officeooo:rsid="002b1e67" officeooo:paragraph-rsid="002b1e67"/>
    </style:style>
    <style:style style:name="P33" style:family="paragraph" style:parent-style-name="Standard">
      <style:text-properties officeooo:rsid="002cd6fd" officeooo:paragraph-rsid="002cd6fd"/>
    </style:style>
    <style:style style:name="P34" style:family="paragraph" style:parent-style-name="Standard">
      <style:paragraph-properties style:writing-mode="lr-tb"/>
      <style:text-properties officeooo:rsid="002d7830" officeooo:paragraph-rsid="002d7830"/>
    </style:style>
    <style:style style:name="T1" style:family="text">
      <style:text-properties officeooo:rsid="00183514"/>
    </style:style>
    <style:style style:name="T2" style:family="text">
      <style:text-properties officeooo:rsid="0019f90a"/>
    </style:style>
    <style:style style:name="T3" style:family="text">
      <style:text-properties fo:font-weight="bold" officeooo:rsid="001d1192" style:font-weight-asian="bold" style:font-weight-complex="bold"/>
    </style:style>
    <style:style style:name="T4" style:family="text">
      <style:text-properties officeooo:rsid="00221133"/>
    </style:style>
    <style:style style:name="T5" style:family="text">
      <style:text-properties fo:font-weight="normal" style:font-weight-asian="normal" style:font-weight-complex="normal"/>
    </style:style>
    <style:style style:name="T6" style:family="text">
      <style:text-properties fo:font-weight="normal" officeooo:rsid="0025d6eb" style:font-weight-asian="normal" style:font-weight-complex="normal"/>
    </style:style>
    <style:style style:name="T7" style:family="text">
      <style:text-properties fo:font-weight="normal" officeooo:rsid="002f00d5"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hat is a relation? Differentiate between relation schema and relation instance. Define the terms arity and degree of a relation. What are domain constraints?</text:p>
      <text:p text:style-name="P1"/>
      <text:p text:style-name="P6">A relation is a table-like structure that stores data in rows and columns</text:p>
      <text:p text:style-name="P6">Relation schema is the definition of a relation that contains the name of the relation, names of the columns and their types, and any additional constraints. Relation instance,on the other hand, is a snapshot of stored data that confronts with the relation schema.</text:p>
      <text:p text:style-name="P6"/>
      <text:p text:style-name="P7">Arity of a relation is the number of <text:span text:style-name="T1">columns/fields.</text:span></text:p>
      <text:p text:style-name="P7"/>
      <text:p text:style-name="P8">Domain constraints are constraints applies to values stored in columns of the relation enforced by the type/domain of the column.</text:p>
      <text:p text:style-name="P8"/>
      <text:p text:style-name="P3">What SQL constructs enable the definition of relations? What constructs allow modification of relation instances?</text:p>
      <text:p text:style-name="P3"/>
      <text:p text:style-name="P9">DDL(data definition language) <text:span text:style-name="T2">is part of the SQL that is used to define relations in terms of relational data model. The main construct for creating a relation is CREATE TABLE.</text:span></text:p>
      <text:p text:style-name="P9"/>
      <text:p text:style-name="P10">DML(data manipulation language) is part of the SQL that is used to manipulate data stored in a relation instance.</text:p>
      <text:p text:style-name="P10"/>
      <text:p text:style-name="P4">What are integrity constraints? Define the terms primary key constraint and foreign key constraint. How are these constraints expressed in SQL? What other kinds of constraints can we express in SQL?</text:p>
      <text:p text:style-name="P4"/>
      <text:p text:style-name="P11">Integrity constrains are rules that are enforced by the database to keep the data stored in relations consistent with the defined rules.</text:p>
      <text:p text:style-name="P11">Primary key constraint is one of integrity constraints. It defines the set of columns of a relation that uniquely identifies every row in a relation.</text:p>
      <text:p text:style-name="P11">Foreign key constraint defines a set of columns that are used together to refer to row of another(or same) relation.</text:p>
      <text:p text:style-name="P11">Primary key constraint is expressed through PRIMARY KEY(…) construct and foreign key is expressed with FOREIGN KEY(…) REFERENCES X(….).</text:p>
      <text:p text:style-name="P11">Other type of constraints that can be expressed in SQL are: domain constraints, assertions, table constraints.</text:p>
      <text:p text:style-name="P11"/>
      <text:p text:style-name="P5">What does DBMS do when constraints are violated? What is referential integrity? What options does SQL give application developers for dealing with violations of integrity constraint?</text:p>
      <text:p text:style-name="P12">When any action violates integrity constraints, the action is rejected.</text:p>
      <text:p text:style-name="P12">Referential integrity is DBMS’s enforcement of foreign key constraints so that they always refer to existing row of referred table.</text:p>
      <text:p text:style-name="P13">If an action violates integrity constraint because of egg-chicken problem, then SQL provides DEFERRED MODE execution for transactions.</text:p>
      <text:p text:style-name="P13"/>
      <text:p text:style-name="P13"><text:span text:style-name="T3">What is a relational database query?</text:span> </text:p>
      <text:p text:style-name="P14">Relational database query is a specialized language used to query(create question) data stored in RDBMS.</text:p>
      <text:p text:style-name="P14"/>
      <text:p text:style-name="P21"><text:soft-page-break/>How can we translate an ER diagram into SQL statements to create tables? How are entity sets mapped into relations?How are relationship sets mapped? How are constraints in ER model, weak entity sets,class hierarchies, and aggregation handled? </text:p>
      <text:p text:style-name="P15"/>
      <text:p text:style-name="P16">Entity sets are straightforwardly mapped to relations containing the attributes of the entity sets and having primary key – the <text:span text:style-name="T4">corresponding </text:span>key of the entity set.</text:p>
      <text:p text:style-name="P16"/>
      <text:p text:style-name="P17">Relationship sets can either be mapped to relations or can be mapped as additional column/s in one of the participating entity set.</text:p>
      <text:p text:style-name="P18"/>
      <text:p text:style-name="P19">Key constraints can be mapped by using the primary key of the participating entity set the primary key of the relationship set relation or by adding unique constraint.</text:p>
      <text:p text:style-name="P19"/>
      <text:p text:style-name="P19">Weak entities are mapped into relations with a foreign key constraint referencing the owning entity set’s relation, primary key composed of the partial key and the foreign key of the owning entity, and on DELETE CASCADE option set on the foreign key constraint.</text:p>
      <text:p text:style-name="P19"/>
      <text:p text:style-name="P20">Class hierarchies can be mapped in two ways: </text:p>
      <text:list text:style-name="L1">
        <text:list-item>
          <text:p text:style-name="P24"><text:span text:style-name="T6">By using separate relation for superclass and subclass, with subclass relations that have primary keys that are at the same time foreign key referring the superclass relation.</text:span></text:p>
        </text:list-item>
        <text:list-item>
          <text:p text:style-name="P25"><text:span text:style-name="T5">By using separate relation for every concrete subclass with superclass attributes added to the subclass relations.</text:span></text:p>
        </text:list-item>
      </text:list>
      <text:p text:style-name="P26"><text:span text:style-name="T5"/></text:p>
      <text:p text:style-name="P27"><text:span text:style-name="T5">Aggregation is mapped to a relation.</text:span></text:p>
      <text:p text:style-name="P27"><text:span text:style-name="T5"/></text:p>
      <text:p text:style-name="P22">What is a view? How do views support logical data independence? How are views used for security? How are queries on views evaluated? Why does SQL restrict the class of views that can be updated?</text:p>
      <text:p text:style-name="P22"/>
      <text:p text:style-name="P28"><text:span text:style-name="T5">A view is a relation that is not stored physically in the database and instead is calculated on the fly by executing SQL query.</text:span></text:p>
      <text:p text:style-name="P29"><text:span text:style-name="T5">Views provided logical independence because changes in the conceptual schema can be made without affecting application that uses view by redefining the view,so that it looks exactly the same to the application,based on the conceptual schema.</text:span></text:p>
      <text:p text:style-name="P30"><text:span text:style-name="T5">Views can be used for security by restricting the fields presented to different group of users. Each group of users can be given access to different views based on the information they should be able to see.</text:span></text:p>
      <text:p text:style-name="P31"><text:span text:style-name="T5">Queries on views are evaluated as if the view was a relation with the only difference that the view is calculated together with the query.</text:span></text:p>
      <text:p text:style-name="P32"><text:span text:style-name="T5">SQL restricts updates on views because it’s not always clear which corresponding rows of the used relations in the definition of the view should be updated.</text:span></text:p>
      <text:p text:style-name="P32"><text:span text:style-name="T5"/></text:p>
      <text:p text:style-name="P23">What are SQL constructs used to modify the structure of the table and destroy tables and views? Discuss what happens when you destroy a view?</text:p>
      <text:p text:style-name="P33"><text:span text:style-name="T5"/></text:p>
      <text:p text:style-name="P33"><text:span text:style-name="T5">For table modification, ALTER TABLE can be used.</text:span></text:p>
      <text:p text:style-name="P33"><text:span text:style-name="T5">For table destruction, DROP TABLE. And for view destruction, DROP VIEW.</text:span></text:p>
      <text:p text:style-name="P34"><text:soft-page-break/><text:span text:style-name="T5">If the VIEW is not used by another VIEW or Table, the drop can be done without any problem. On the other hand, if some other structure uses the view either for definition of another view or a foreign key is referencing columns in the view(with the default </text:span><text:span text:style-name="T7">RESTRICT</text:span><text:span text:style-name="T5"> value), then the action is rejec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8T16:40:23.641176756</meta:creation-date>
    <meta:generator>LibreOffice/7.5.5.2$Linux_X86_64 LibreOffice_project/50$Build-2</meta:generator>
    <dc:date>2023-09-28T20:05:28.758429165</dc:date>
    <meta:editing-duration>PT34M44S</meta:editing-duration>
    <meta:editing-cycles>30</meta:editing-cycles>
    <meta:document-statistic meta:table-count="0" meta:image-count="0" meta:object-count="0" meta:page-count="3" meta:paragraph-count="39" meta:word-count="897" meta:character-count="5545" meta:non-whitespace-character-count="4685"/>
  </office:meta>
</office:document-meta>
</file>